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9" style:family="table">
      <style:table-properties style:width="15.079cm" fo:margin-left="-0.208cm" table:align="left" style:writing-mode="lr-tb"/>
    </style:style>
    <style:style style:name="Table29.A" style:family="table-column">
      <style:table-column-properties style:column-width="5.046cm"/>
    </style:style>
    <style:style style:name="Table29.B" style:family="table-column">
      <style:table-column-properties style:column-width="5.048cm"/>
    </style:style>
    <style:style style:name="Table29.C" style:family="table-column">
      <style:table-column-properties style:column-width="0.041cm"/>
    </style:style>
    <style:style style:name="Table29.D" style:family="table-column">
      <style:table-column-properties style:column-width="4.944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2" style:family="table-row">
      <style:table-row-properties style:keep-together="true" fo:keep-together="auto"/>
    </style:style>
    <style:style style:name="Table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9.4" style:family="table-row">
      <style:table-row-properties style:min-row-height="0.362cm" style:keep-together="true" fo:keep-together="auto"/>
    </style:style>
    <style:style style:name="Table1" style:family="table">
      <style:table-properties style:width="15.079cm" fo:margin-left="-0.208cm" table:align="left" style:writing-mode="lr-tb"/>
    </style:style>
    <style:style style:name="Table1.A" style:family="table-column">
      <style:table-column-properties style:column-width="5.046cm"/>
    </style:style>
    <style:style style:name="Table1.B" style:family="table-column">
      <style:table-column-properties style:column-width="5.048cm"/>
    </style:style>
    <style:style style:name="Table1.C" style:family="table-column">
      <style:table-column-properties style:column-width="4.985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362cm" style:keep-together="true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079cm" fo:margin-left="-0.208cm" table:align="left" style:writing-mode="lr-tb"/>
    </style:style>
    <style:style style:name="Table2.A" style:family="table-column">
      <style:table-column-properties style:column-width="5.046cm"/>
    </style:style>
    <style:style style:name="Table2.B" style:family="table-column">
      <style:table-column-properties style:column-width="5.04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4.944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4" style:family="table-row">
      <style:table-row-properties style:min-row-height="0.362cm" style:keep-together="true" fo:keep-together="auto"/>
    </style:style>
    <style:style style:name="Table3" style:family="table">
      <style:table-properties style:width="15.079cm" fo:margin-left="-0.208cm" table:align="left" style:writing-mode="lr-tb"/>
    </style:style>
    <style:style style:name="Table3.A" style:family="table-column">
      <style:table-column-properties style:column-width="5.046cm"/>
    </style:style>
    <style:style style:name="Table3.B" style:family="table-column">
      <style:table-column-properties style:column-width="5.05cm"/>
    </style:style>
    <style:style style:name="Table3.C" style:family="table-column">
      <style:table-column-properties style:column-width="4.983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362cm" style:keep-together="true" fo:keep-together="auto"/>
    </style:style>
    <style:style style:name="Table4" style:family="table">
      <style:table-properties style:width="15.079cm" fo:margin-left="-0.208cm" table:align="left" style:writing-mode="lr-tb"/>
    </style:style>
    <style:style style:name="Table4.A" style:family="table-column">
      <style:table-column-properties style:column-width="5.046cm"/>
    </style:style>
    <style:style style:name="Table4.B" style:family="table-column">
      <style:table-column-properties style:column-width="5.048cm"/>
    </style:style>
    <style:style style:name="Table4.C" style:family="table-column">
      <style:table-column-properties style:column-width="0.041cm"/>
    </style:style>
    <style:style style:name="Table4.D" style:family="table-column">
      <style:table-column-properties style:column-width="4.944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5" style:family="table-row">
      <style:table-row-properties style:min-row-height="0.362cm" style:keep-together="true" fo:keep-together="auto"/>
    </style:style>
    <style:style style:name="Table5" style:family="table">
      <style:table-properties style:width="15.079cm" fo:margin-left="-0.208cm" table:align="left" style:writing-mode="lr-tb"/>
    </style:style>
    <style:style style:name="Table5.A" style:family="table-column">
      <style:table-column-properties style:column-width="5.046cm"/>
    </style:style>
    <style:style style:name="Table5.B" style:family="table-column">
      <style:table-column-properties style:column-width="5.05cm"/>
    </style:style>
    <style:style style:name="Table5.C" style:family="table-column">
      <style:table-column-properties style:column-width="4.98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3" style:family="table-row">
      <style:table-row-properties style:min-row-height="0.362cm" style:keep-together="true" fo:keep-together="auto"/>
    </style:style>
    <style:style style:name="Table6" style:family="table">
      <style:table-properties style:width="15.079cm" fo:margin-left="-0.208cm" table:align="left" style:writing-mode="lr-tb"/>
    </style:style>
    <style:style style:name="Table6.A" style:family="table-column">
      <style:table-column-properties style:column-width="5.046cm"/>
    </style:style>
    <style:style style:name="Table6.B" style:family="table-column">
      <style:table-column-properties style:column-width="5.048cm"/>
    </style:style>
    <style:style style:name="Table6.C" style:family="table-column">
      <style:table-column-properties style:column-width="0.041cm"/>
    </style:style>
    <style:style style:name="Table6.D" style:family="table-column">
      <style:table-column-properties style:column-width="4.944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keep-together="true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5" style:family="table-row">
      <style:table-row-properties style:min-row-height="0.362cm" style:keep-together="true" fo:keep-together="auto"/>
    </style:style>
    <style:style style:name="Table7" style:family="table">
      <style:table-properties style:width="15.079cm" fo:margin-left="-0.208cm" table:align="left" style:writing-mode="lr-tb"/>
    </style:style>
    <style:style style:name="Table7.A" style:family="table-column">
      <style:table-column-properties style:column-width="5.046cm"/>
    </style:style>
    <style:style style:name="Table7.B" style:family="table-column">
      <style:table-column-properties style:column-width="5.048cm"/>
    </style:style>
    <style:style style:name="Table7.C" style:family="table-column">
      <style:table-column-properties style:column-width="0.041cm"/>
    </style:style>
    <style:style style:name="Table7.D" style:family="table-column">
      <style:table-column-properties style:column-width="4.944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079cm" fo:margin-left="-0.208cm" table:align="left" style:writing-mode="lr-tb"/>
    </style:style>
    <style:style style:name="Table9.A" style:family="table-column">
      <style:table-column-properties style:column-width="5.046cm"/>
    </style:style>
    <style:style style:name="Table9.B" style:family="table-column">
      <style:table-column-properties style:column-width="5.05cm"/>
    </style:style>
    <style:style style:name="Table9.C" style:family="table-column">
      <style:table-column-properties style:column-width="4.983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keep-together="true" fo:keep-together="auto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0.362cm" style:keep-together="true" fo:keep-together="auto"/>
    </style:style>
    <style:style style:name="Table8" style:family="table">
      <style:table-properties style:width="15.079cm" fo:margin-left="-0.208cm" table:align="left" style:writing-mode="lr-tb"/>
    </style:style>
    <style:style style:name="Table8.A" style:family="table-column">
      <style:table-column-properties style:column-width="5.046cm"/>
    </style:style>
    <style:style style:name="Table8.B" style:family="table-column">
      <style:table-column-properties style:column-width="5.048cm"/>
    </style:style>
    <style:style style:name="Table8.C" style:family="table-column">
      <style:table-column-properties style:column-width="0.041cm"/>
    </style:style>
    <style:style style:name="Table8.D" style:family="table-column">
      <style:table-column-properties style:column-width="4.944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keep-together="true"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" style:family="table">
      <style:table-properties style:width="15.079cm" fo:margin-left="-0.208cm" table:align="left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5.05cm"/>
    </style:style>
    <style:style style:name="Table10.C" style:family="table-column">
      <style:table-column-properties style:column-width="4.983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keep-together="true" fo:keep-together="auto"/>
    </style:style>
    <style:style style:name="Table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3" style:family="table-row">
      <style:table-row-properties style:min-row-height="0.362cm" style:keep-together="true" fo:keep-together="auto"/>
    </style:style>
    <style:style style:name="Table11" style:family="table">
      <style:table-properties style:width="15.079cm" fo:margin-left="-0.208cm" table:align="left" style:writing-mode="lr-tb"/>
    </style:style>
    <style:style style:name="Table11.A" style:family="table-column">
      <style:table-column-properties style:column-width="5.046cm"/>
    </style:style>
    <style:style style:name="Table11.B" style:family="table-column">
      <style:table-column-properties style:column-width="5.05cm"/>
    </style:style>
    <style:style style:name="Table11.C" style:family="table-column">
      <style:table-column-properties style:column-width="4.983cm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keep-together="true" fo:keep-together="auto"/>
    </style:style>
    <style:style style:name="Table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3" style:family="table-row">
      <style:table-row-properties style:min-row-height="0.362cm" style:keep-together="true" fo:keep-together="auto"/>
    </style:style>
    <style:style style:name="Table1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5.079cm" fo:margin-left="-0.208cm" table:align="left" style:writing-mode="lr-tb"/>
    </style:style>
    <style:style style:name="Table12.A" style:family="table-column">
      <style:table-column-properties style:column-width="5.046cm"/>
    </style:style>
    <style:style style:name="Table12.B" style:family="table-column">
      <style:table-column-properties style:column-width="5.048cm"/>
    </style:style>
    <style:style style:name="Table12.C" style:family="table-column">
      <style:table-column-properties style:column-width="0.041cm"/>
    </style:style>
    <style:style style:name="Table12.D" style:family="table-column">
      <style:table-column-properties style:column-width="4.944cm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keep-together="true" fo:keep-together="auto"/>
    </style:style>
    <style:style style:name="Table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079cm" fo:margin-left="-0.208cm" table:align="left" style:writing-mode="lr-tb"/>
    </style:style>
    <style:style style:name="Table13.A" style:family="table-column">
      <style:table-column-properties style:column-width="5.046cm"/>
    </style:style>
    <style:style style:name="Table13.B" style:family="table-column">
      <style:table-column-properties style:column-width="5.05cm"/>
    </style:style>
    <style:style style:name="Table13.C" style:family="table-column">
      <style:table-column-properties style:column-width="4.983cm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style:keep-together="true" fo:keep-together="auto"/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3" style:family="table-row">
      <style:table-row-properties style:min-row-height="0.362cm" style:keep-together="true" fo:keep-together="auto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 Mono" style:font-name-asian="Ubuntu Mono"/>
    </style:style>
    <style:style style:name="P3" style:family="paragraph" style:parent-style-name="Standard">
      <style:paragraph-properties style:snap-to-layout-grid="false"/>
      <style:text-properties fo:color="#993366" style:font-name="Ubuntu Mono" style:font-name-asian="Ubuntu Mono" style:font-name-complex="宋体"/>
    </style:style>
    <style:style style:name="P4" style:family="paragraph" style:parent-style-name="Standard">
      <style:paragraph-properties style:snap-to-layout-grid="false"/>
      <style:text-properties fo:color="#993366" style:font-name="Ubuntu Mono" style:font-name-asian="Ubuntu Mono"/>
    </style:style>
    <style:style style:name="P5" style:family="paragraph" style:parent-style-name="Standard">
      <style:text-properties style:font-name="Ubuntu Mono" style:font-name-asian="Ubuntu Mono"/>
    </style:style>
    <style:style style:name="P6" style:family="paragraph" style:parent-style-name="Standard">
      <style:paragraph-properties style:snap-to-layout-grid="false"/>
      <style:text-properties style:font-name="Ubuntu Mono" style:font-name-asian="Ubuntu Mono"/>
    </style:style>
    <style:style style:name="P7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8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9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10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P11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2" style:family="paragraph" style:parent-style-name="Standard">
      <style:text-properties style:font-name="Ubuntu Mono" style:font-name-asian="Ubuntu Mono"/>
    </style:style>
    <style:style style:name="T1" style:family="text">
      <style:text-properties style:language-asian="zh" style:country-asian="CN"/>
    </style:style>
    <style:style style:name="T2" style:family="text">
      <style:text-properties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开放平台：PC终端</text:p>
      <text:p text:style-name="P5"/>
      <text:p text:style-name="P5">用户类型：普通用户10，管理员用户0</text:p>
      <text:p text:style-name="P5"/>
      <text:p text:style-name="P5">数据库名称：lanc_db</text:p>
      <text:p text:style-name="P5"/>
      <text:p text:style-name="P5">users:</text:p>
      <text:p text:style-name="P5">user_id<text:tab/><text:tab/><text:tab/>int unsigned primary key <text:s/>auto_increment,</text:p>
      <text:p text:style-name="P5">user_group_id<text:tab/><text:tab/>int unsigned not null,</text:p>
      <text:p text:style-name="P5">user_name<text:tab/><text:tab/><text:tab/>varbinary(129) not null,</text:p>
      <text:p text:style-name="P5">user_pwd<text:tab/><text:tab/><text:tab/>varbinary(129) not null,</text:p>
      <text:p text:style-name="P5">user_type<text:tab/><text:tab/><text:tab/>int unsigned not null,</text:p>
      <text:p text:style-name="P5">user_flag<text:tab/><text:tab/><text:tab/>smallint unsigned not null,</text:p>
      <text:p text:style-name="P5">register_time<text:tab/><text:tab/>timestamp not null default current_timestamp, </text:p>
      <text:p text:style-name="P5">login_time<text:tab/><text:tab/><text:tab/>timestamp not null, </text:p>
      <text:p text:style-name="P5">logout_time<text:tab/><text:tab/><text:tab/>timestamp,</text:p>
      <text:p text:style-name="P5">user_sockd<text:tab/><text:tab/><text:tab/>int unsigned not null,</text:p>
      <text:p text:style-name="P5">index user_index(user_id),</text:p>
      <text:p text:style-name="P5">unique index user_name(user_id)</text:p>
      <text:p text:style-name="P5"/>
      <text:p text:style-name="P5">备注：user_flag 0表示正常； 1表示不能群聊；2 表示不能登录</text:p>
      <text:p text:style-name="P5"/>
      <text:p text:style-name="P5">userGrant:</text:p>
      <text:p text:style-name="P5">id<text:tab/><text:tab/><text:tab/><text:tab/>int unsigned primary key auto_increment,</text:p>
      <text:p text:style-name="P5">user_id_a<text:tab/><text:tab/>int unsigned not null,</text:p>
      <text:p text:style-name="P5">user_id_b<text:tab/><text:tab/>int unsigned not null,</text:p>
      <text:p text:style-name="P5">deal_flag<text:tab/><text:tab/><text:tab/>smallint not null,</text:p>
      <text:p text:style-name="P5">unique key(user_id_a, user_id_b),</text:p>
      <text:p text:style-name="P5">foreign key(user_id_a) references users(user_id) on delete cascade on update cascade,</text:p>
      <text:p text:style-name="P5">foreign key(user_id_b) references users(user_id) on delete cascade on update cascade</text:p>
      <text:p text:style-name="P5"/>
      <text:p text:style-name="P5">备注：deal_flag 0 表示对方（b）未处理；1表示双方已成为好友； 2 表示对方（b）已拒绝；3表示对方（b）已将（a）已拉黑；</text:p>
      <text:p text:style-name="P5"/>
      <text:p text:style-name="P5">groups:</text:p>
      <text:p text:style-name="P5">group_id<text:tab/><text:tab/><text:tab/>int unsigned primary key auto_increment,</text:p>
      <text:p text:style-name="P5">group_name<text:tab/><text:tab/><text:tab/>varbinary(129) not null,</text:p>
      <text:p text:style-name="P5">group_admin<text:tab/><text:tab/>int unsigned not null,</text:p>
      <text:p text:style-name="P5">group_type<text:tab/><text:tab/><text:tab/>int unsigned not null,</text:p>
      <text:p text:style-name="P5">index group_index(group_id),</text:p>
      <text:p text:style-name="P5">unique index group_name(group_id),</text:p>
      <text:p text:style-name="P5">foreign key(group_admin) references users(user_id) <text:s/>on delete cascade on update cascade</text:p>
      <text:p text:style-name="P5"/>
      <text:p text:style-name="P5"/>
      <text:p text:style-name="P5">默认：admin用户，demo群（所有人默认加入demo群）</text:p>
      <text:p text:style-name="P5"/>
      <text:p text:style-name="P2"/>
      <text:p text:style-name="P5">类型定义</text:p>
      <text:p text:style-name="P5"/>
      <text:p text:style-name="P5">LCDB_ERR_SUCCESS<text:tab/><text:tab/><text:tab/>0</text:p>
      <text:p text:style-name="P5">LCDB_ERR_DBDATA_ERROR<text:tab/><text:tab/>-4001<text:tab/><text:tab/>数据库错误</text:p>
      <text:p text:style-name="P5">LCDB_ERR_USER_NotExist<text:tab/><text:tab/>-4002<text:tab/><text:tab/>用户不存在</text:p>
      <text:p text:style-name="P5"><text:soft-page-break/>LCDB_ERR_USER_VerifyFailed<text:tab/>-4003<text:tab/><text:tab/>用户验证失败（密码、类型错误）</text:p>
      <text:p text:style-name="P5">LCDB_ERR_USER_Existed<text:tab/><text:tab/>-4004<text:tab/><text:tab/>用户已存在</text:p>
      <text:p text:style-name="P5">LCDB_ERR_USER_InBlackList<text:tab/>-4005<text:tab/><text:tab/>用户处于屏蔽状态</text:p>
      <text:p text:style-name="P5"/>
      <text:p text:style-name="P5">LC_ERR_USER_OffLine<text:tab/><text:tab/>-5001<text:tab/><text:tab/>用户处于离线状态</text:p>
      <text:p text:style-name="P5">LC_ERR_USER_NotFriend<text:tab/><text:tab/>-5002<text:tab/><text:tab/>非好友</text:p>
      <text:p text:style-name="P5"/>
      <text:p text:style-name="P2"/>
      <text:p text:style-name="P5">PDU</text:p>
      <text:p text:style-name="P5"/>
      <text:p text:style-name="P5">1.1 用户登录</text:p>
      <text:p text:style-name="P5">验证用户，并记录登录时间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11"><text:span text:style-name="T1">LCDB_UserLogin_Rep_FromCli</text:span><text:bookmark-start text:name="OLE_LINK8"/><text:span text:style-name="T1"> <text:s text:c="6"/>(1)</text:span><text:bookmark-end text:name="OLE_LINK8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10">数据类型</text:p>
          </table:table-cell>
          <table:table-cell table:style-name="Table29.A2" office:value-type="string">
            <text:p text:style-name="P10">名称</text:p>
          </table:table-cell>
          <table:table-cell table:style-name="Table29.A1" table:number-columns-spanned="2" office:value-type="string">
            <text:p text:style-name="P10">说明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7">Char[128+1]</text:p>
          </table:table-cell>
          <table:table-cell table:style-name="Table29.A3" table:number-columns-spanned="2" office:value-type="string">
            <text:p text:style-name="P7">szUsername</text:p>
          </table:table-cell>
          <table:covered-table-cell/>
          <table:table-cell table:style-name="Table29.A3" office:value-type="string">
            <text:p text:style-name="P7">用户名</text:p>
          </table:table-cell>
        </table:table-row>
        <table:table-row table:style-name="Table29.4">
          <table:table-cell table:style-name="Table29.A2" office:value-type="string">
            <text:p text:style-name="P8">Char[16+1]</text:p>
          </table:table-cell>
          <table:table-cell table:style-name="Table29.A2" office:value-type="string">
            <text:p text:style-name="P8">szPassword</text:p>
          </table:table-cell>
          <table:table-cell table:style-name="Table29.A1" table:number-columns-spanned="2" office:value-type="string">
            <text:p text:style-name="P9">用户密码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Unsigned long</text:p>
          </table:table-cell>
          <table:table-cell table:style-name="Table29.A3" office:value-type="string">
            <text:p text:style-name="P3">dwUserType</text:p>
          </table:table-cell>
          <table:table-cell table:style-name="Table29.A3" table:number-columns-spanned="2" office:value-type="string">
            <text:p text:style-name="P3">用户类型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Char[16]</text:p>
          </table:table-cell>
          <table:table-cell table:style-name="Table29.A3" office:value-type="string">
            <text:p text:style-name="P3">szIp</text:p>
          </table:table-cell>
          <table:table-cell table:style-name="Table29.A3" table:number-columns-spanned="2" office:value-type="string">
            <text:p text:style-name="P3">用户IP</text:p>
          </table:table-cell>
          <table:covered-table-cell/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1"><text:span text:style-name="T1">LCDB_UserLogin_Rsp_ToCli</text:span><text:bookmark-start text:name="OLE_LINK81"/><text:span text:style-name="T1"> <text:s text:c="6"/>(2)</text:span><text:bookmark-end text:name="OLE_LINK8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数据类型</text:p>
          </table:table-cell>
          <table:table-cell table:style-name="Table1.A2" office:value-type="string">
            <text:p text:style-name="P10">名称</text:p>
          </table:table-cell>
          <table:table-cell table:style-name="Table1.A1" office:value-type="string">
            <text:p text:style-name="P10">说明</text:p>
          </table:table-cell>
        </table:table-row>
        <table:table-row table:style-name="Table1.3">
          <table:table-cell table:style-name="Table1.A2" office:value-type="string">
            <text:p text:style-name="P8">short</text:p>
          </table:table-cell>
          <table:table-cell table:style-name="Table1.A2" office:value-type="string">
            <text:p text:style-name="P8">shRet</text:p>
          </table:table-cell>
          <table:table-cell table:style-name="Table1.A1" office:value-type="string">
            <text:p text:style-name="P9">结果</text:p>
            <text:p text:style-name="P9">成功：0</text:p>
            <text:p text:style-name="P9">失败：-4001，-4002， -4003</text:p>
          </table:table-cell>
        </table:table-row>
        <table:table-row table:style-name="Table1.3">
          <table:table-cell table:style-name="Table1.A4" office:value-type="string">
            <text:p text:style-name="P8">Unsigned long</text:p>
          </table:table-cell>
          <table:table-cell table:style-name="Table1.A4" office:value-type="string">
            <text:p text:style-name="P8">dwUserIndex</text:p>
          </table:table-cell>
          <table:table-cell table:style-name="Table1.C4" office:value-type="string">
            <text:p text:style-name="P9">用户ID</text:p>
          </table:table-cell>
        </table:table-row>
      </table:table>
      <text:p text:style-name="P5"/>
      <text:p text:style-name="P5">1.2 <text:s/>用户注册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1"><text:span text:style-name="T1">LCDB_UserCreate_Rep_FromCli</text:span><text:bookmark-start text:name="OLE_LINK82"/><text:span text:style-name="T1"> <text:s text:c="6"/>(3)</text:span><text:bookmark-end text:name="OLE_LINK8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0">数据类型</text:p>
          </table:table-cell>
          <table:table-cell table:style-name="Table2.A2" office:value-type="string">
            <text:p text:style-name="P10">名称</text:p>
          </table:table-cell>
          <table:table-cell table:style-name="Table2.A1" table:number-columns-spanned="2" office:value-type="string">
            <text:p text:style-name="P10">说明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7">Char[128+1]</text:p>
          </table:table-cell>
          <table:table-cell table:style-name="Table2.A3" table:number-columns-spanned="2" office:value-type="string">
            <text:p text:style-name="P7">szUsername</text:p>
          </table:table-cell>
          <table:covered-table-cell/>
          <table:table-cell table:style-name="Table2.A3" office:value-type="string">
            <text:p text:style-name="P7">用户名</text:p>
          </table:table-cell>
        </table:table-row>
        <table:table-row table:style-name="Table2.4">
          <table:table-cell table:style-name="Table2.A2" office:value-type="string">
            <text:p text:style-name="P8">Char[16+1]</text:p>
          </table:table-cell>
          <table:table-cell table:style-name="Table2.A2" office:value-type="string">
            <text:p text:style-name="P8">szPassword</text:p>
          </table:table-cell>
          <table:table-cell table:style-name="Table2.A1" table:number-columns-spanned="2" office:value-type="string">
            <text:p text:style-name="P9">用户密码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4">Unsigned long</text:p>
          </table:table-cell>
          <table:table-cell table:style-name="Table2.A3" office:value-type="string">
            <text:p text:style-name="P3">dwUserType</text:p>
          </table:table-cell>
          <table:table-cell table:style-name="Table2.A3" table:number-columns-spanned="2" office:value-type="string">
            <text:p text:style-name="P3">用户类型</text:p>
          </table:table-cell>
          <table:covered-table-cell/>
        </table:table-row>
      </table:table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1"><text:span text:style-name="T1">LCDB_UserCreate_Rsp_ToCli</text:span><text:bookmark-start text:name="OLE_LINK811"/><text:span text:style-name="T1"> <text:s text:c="6"/>(4)</text:span><text:bookmark-end text:name="OLE_LINK8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0">数据类型</text:p>
          </table:table-cell>
          <table:table-cell table:style-name="Table3.A2" office:value-type="string">
            <text:p text:style-name="P10">名称</text:p>
          </table:table-cell>
          <table:table-cell table:style-name="Table3.A1" office:value-type="string">
            <text:p text:style-name="P10">说明</text:p>
          </table:table-cell>
        </table:table-row>
        <table:table-row table:style-name="Table3.3">
          <table:table-cell table:style-name="Table3.A2" office:value-type="string">
            <text:p text:style-name="P8">short</text:p>
          </table:table-cell>
          <table:table-cell table:style-name="Table3.A2" office:value-type="string">
            <text:p text:style-name="P8">shRet</text:p>
          </table:table-cell>
          <table:table-cell table:style-name="Table3.A1" office:value-type="string">
            <text:p text:style-name="P9">结果</text:p>
            <text:p text:style-name="P9">成功：0</text:p>
            <text:p text:style-name="P9">失败：-4001，-4004</text:p>
          </table:table-cell>
        </table:table-row>
      </table:table>
      <text:p text:style-name="P5"/>
      <text:p text:style-name="P5">1.3 在线群聊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1"><text:span text:style-name="T1">LCDB_GroupChat_Rep_FromCli</text:span><text:bookmark-start text:name="OLE_LINK821"/><text:span text:style-name="T1"> <text:s text:c="6"/>(5)</text:span><text:bookmark-end text:name="OLE_LINK8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0">数据类型</text:p>
          </table:table-cell>
          <table:table-cell table:style-name="Table4.A2" office:value-type="string">
            <text:p text:style-name="P10">名称</text:p>
          </table:table-cell>
          <table:table-cell table:style-name="Table4.A1" table:number-columns-spanned="2" office:value-type="string">
            <text:p text:style-name="P10">说明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>Unsigned long</text:p>
          </table:table-cell>
          <table:table-cell table:style-name="Table4.A3" table:number-columns-spanned="2" office:value-type="string">
            <text:p text:style-name="P7">dwUserId</text:p>
          </table:table-cell>
          <table:covered-table-cell/>
          <table:table-cell table:style-name="Table4.A3" office:value-type="string">
            <text:p text:style-name="P7">用户ID</text:p>
          </table:table-cell>
        </table:table-row>
        <table:table-row table:style-name="Table4.1">
          <table:table-cell table:style-name="Table4.A3" office:value-type="string">
            <text:p text:style-name="P6">Unsigned long</text:p>
          </table:table-cell>
          <table:table-cell table:style-name="Table4.A3" table:number-columns-spanned="2" office:value-type="string">
            <text:p text:style-name="P7">dwGroupId</text:p>
          </table:table-cell>
          <table:covered-table-cell/>
          <table:table-cell table:style-name="Table4.A3" office:value-type="string">
            <text:p text:style-name="P7">群ID</text:p>
          </table:table-cell>
        </table:table-row>
        <table:table-row table:style-name="Table4.5">
          <table:table-cell table:style-name="Table4.A2" office:value-type="string">
            <text:p text:style-name="P8">Char[10240]</text:p>
          </table:table-cell>
          <table:table-cell table:style-name="Table4.A2" office:value-type="string">
            <text:p text:style-name="P8">szMsg</text:p>
          </table:table-cell>
          <table:table-cell table:style-name="Table4.A1" table:number-columns-spanned="2" office:value-type="string">
            <text:p text:style-name="P9">消息内容</text:p>
          </table:table-cell>
          <table:covered-table-cell/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1"><text:span text:style-name="T1">LCDB_GroupChat_Rsp_ToCli</text:span><text:bookmark-start text:name="OLE_LINK8111"/><text:span text:style-name="T1"> <text:s text:c="6"/>(6)</text:span><text:bookmark-end text:name="OLE_LINK8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0">数据类型</text:p>
          </table:table-cell>
          <table:table-cell table:style-name="Table5.A2" office:value-type="string">
            <text:p text:style-name="P10">名称</text:p>
          </table:table-cell>
          <table:table-cell table:style-name="Table5.A1" office:value-type="string">
            <text:p text:style-name="P10">说明</text:p>
          </table:table-cell>
        </table:table-row>
        <table:table-row table:style-name="Table5.3">
          <table:table-cell table:style-name="Table5.A2" office:value-type="string">
            <text:p text:style-name="P8">short</text:p>
          </table:table-cell>
          <table:table-cell table:style-name="Table5.A2" office:value-type="string">
            <text:p text:style-name="P8">shRet</text:p>
          </table:table-cell>
          <table:table-cell table:style-name="Table5.A1" office:value-type="string">
            <text:p text:style-name="P9">结果</text:p>
            <text:p text:style-name="P9">成功：0（则有pduType=7<text:soft-page-break/>的PDU）</text:p>
            <text:p text:style-name="P9">失败：-4005</text:p>
          </table:table-cell>
        </table:table-row>
      </table:table>
      <text:p text:style-name="P5"/>
      <text:p text:style-name="P5">**广播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1"><text:span text:style-name="T1">LCDB_GroupMsg_BCast_ToMCli</text:span><text:bookmark-start text:name="OLE_LINK8211"/><text:span text:style-name="T1"> <text:s text:c="6"/>(7)</text:span><text:bookmark-end text:name="OLE_LINK8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0">数据类型</text:p>
          </table:table-cell>
          <table:table-cell table:style-name="Table6.A2" office:value-type="string">
            <text:p text:style-name="P10">名称</text:p>
          </table:table-cell>
          <table:table-cell table:style-name="Table6.A1" table:number-columns-spanned="2" office:value-type="string">
            <text:p text:style-name="P10">说明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>Unsigned long</text:p>
          </table:table-cell>
          <table:table-cell table:style-name="Table6.A3" table:number-columns-spanned="2" office:value-type="string">
            <text:p text:style-name="P7">dwUserId</text:p>
          </table:table-cell>
          <table:covered-table-cell/>
          <table:table-cell table:style-name="Table6.A3" office:value-type="string">
            <text:p text:style-name="P7">用户ID</text:p>
          </table:table-cell>
        </table:table-row>
        <table:table-row table:style-name="Table6.1">
          <table:table-cell table:style-name="Table6.A3" office:value-type="string">
            <text:p text:style-name="P6">Unsigned long</text:p>
          </table:table-cell>
          <table:table-cell table:style-name="Table6.A3" table:number-columns-spanned="2" office:value-type="string">
            <text:p text:style-name="P7">dwGroupId</text:p>
          </table:table-cell>
          <table:covered-table-cell/>
          <table:table-cell table:style-name="Table6.A3" office:value-type="string">
            <text:p text:style-name="P7">群ID</text:p>
          </table:table-cell>
        </table:table-row>
        <table:table-row table:style-name="Table6.5">
          <table:table-cell table:style-name="Table6.A2" office:value-type="string">
            <text:p text:style-name="P8">Char[10240]</text:p>
          </table:table-cell>
          <table:table-cell table:style-name="Table6.A2" office:value-type="string">
            <text:p text:style-name="P8">szMsg</text:p>
          </table:table-cell>
          <table:table-cell table:style-name="Table6.A1" table:number-columns-spanned="2" office:value-type="string">
            <text:p text:style-name="P9">消息内容</text:p>
          </table:table-cell>
          <table:covered-table-cell/>
        </table:table-row>
      </table:table>
      <text:p text:style-name="P5"/>
      <text:p text:style-name="P5">1.4 私聊请求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1"><text:span text:style-name="T1">LCDB_PerChat_Rep_FromCli</text:span><text:bookmark-start text:name="OLE_LINK8212"/><text:span text:style-name="T1"> <text:s text:c="6"/>(8)</text:span><text:bookmark-end text:name="OLE_LINK821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0">数据类型</text:p>
          </table:table-cell>
          <table:table-cell table:style-name="Table7.A2" office:value-type="string">
            <text:p text:style-name="P10">名称</text:p>
          </table:table-cell>
          <table:table-cell table:style-name="Table7.A1" table:number-columns-spanned="2" office:value-type="string">
            <text:p text:style-name="P10">说明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>Unsigned long</text:p>
          </table:table-cell>
          <table:table-cell table:style-name="Table7.A3" table:number-columns-spanned="2" office:value-type="string">
            <text:p text:style-name="P7">dwUserId</text:p>
          </table:table-cell>
          <table:covered-table-cell/>
          <table:table-cell table:style-name="Table7.A3" office:value-type="string">
            <text:p text:style-name="P7">用户ID</text:p>
          </table:table-cell>
        </table:table-row>
        <table:table-row table:style-name="Table7.1">
          <table:table-cell table:style-name="Table7.A3" office:value-type="string">
            <text:p text:style-name="P6">Unsigned long</text:p>
          </table:table-cell>
          <table:table-cell table:style-name="Table7.A3" table:number-columns-spanned="2" office:value-type="string">
            <text:p text:style-name="P7">dwFriendId</text:p>
          </table:table-cell>
          <table:covered-table-cell/>
          <table:table-cell table:style-name="Table7.D4" office:value-type="string">
            <text:p text:style-name="P7">好友ID</text:p>
          </table:table-cell>
        </table:table-row>
      </table:table>
      <text:p text:style-name="P5"/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1"><text:span text:style-name="T1">LCDB_PerChat_Rsp_ToCli</text:span><text:bookmark-start text:name="OLE_LINK81111"/><text:span text:style-name="T1"> <text:s text:c="6"/>(9)</text:span><text:bookmark-end text:name="OLE_LINK8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0">数据类型</text:p>
          </table:table-cell>
          <table:table-cell table:style-name="Table9.A2" office:value-type="string">
            <text:p text:style-name="P10">名称</text:p>
          </table:table-cell>
          <table:table-cell table:style-name="Table9.A1" office:value-type="string">
            <text:p text:style-name="P10">说明</text:p>
          </table:table-cell>
        </table:table-row>
        <table:table-row table:style-name="Table9.3">
          <table:table-cell table:style-name="Table9.A2" office:value-type="string">
            <text:p text:style-name="P8">short</text:p>
          </table:table-cell>
          <table:table-cell table:style-name="Table9.A2" office:value-type="string">
            <text:p text:style-name="P8">shRet</text:p>
          </table:table-cell>
          <table:table-cell table:style-name="Table9.A1" office:value-type="string">
            <text:p text:style-name="P9">结果</text:p>
            <text:p text:style-name="P9">成功：0，-5001（则有pduType=10的PDU）</text:p>
            <text:p text:style-name="P9">失败：-4005（对方用户已被屏蔽），-5002非好友</text:p>
          </table:table-cell>
        </table:table-row>
      </table:table>
      <text:p text:style-name="P5"/>
      <text:p text:style-name="P5">1.5 加好友请求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11"><text:span text:style-name="T1">LCDB_AddFriend_Rep_FromCli</text:span><text:bookmark-start text:name="OLE_LINK82121"/><text:span text:style-name="T1"> <text:s text:c="6"/>(10)</text:span><text:bookmark-end text:name="OLE_LINK821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>数据类型</text:p>
          </table:table-cell>
          <table:table-cell table:style-name="Table8.A2" office:value-type="string">
            <text:p text:style-name="P10">名称</text:p>
          </table:table-cell>
          <table:table-cell table:style-name="Table8.A1" table:number-columns-spanned="2" office:value-type="string">
            <text:p text:style-name="P10">说明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>Unsigned long</text:p>
          </table:table-cell>
          <table:table-cell table:style-name="Table8.A3" table:number-columns-spanned="2" office:value-type="string">
            <text:p text:style-name="P7">dwUserId</text:p>
          </table:table-cell>
          <table:covered-table-cell/>
          <table:table-cell table:style-name="Table8.A3" office:value-type="string">
            <text:p text:style-name="P7">用户ID</text:p>
          </table:table-cell>
        </table:table-row>
        <table:table-row table:style-name="Table8.1">
          <table:table-cell table:style-name="Table8.A3" office:value-type="string">
            <text:p text:style-name="P6">Unsigned long</text:p>
          </table:table-cell>
          <table:table-cell table:style-name="Table8.A3" table:number-columns-spanned="2" office:value-type="string">
            <text:p text:style-name="P7">dwFriendId</text:p>
          </table:table-cell>
          <table:covered-table-cell/>
          <table:table-cell table:style-name="Table8.D4" office:value-type="string">
            <text:p text:style-name="P7">对方ID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1"><text:span text:style-name="T1">LCDB_AddFriend_Rsp_ToCli</text:span><text:bookmark-start text:name="OLE_LINK811111"/><text:span text:style-name="T1"> <text:s text:c="6"/>(11)</text:span><text:bookmark-end text:name="OLE_LINK8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0">数据类型</text:p>
          </table:table-cell>
          <table:table-cell table:style-name="Table10.A2" office:value-type="string">
            <text:p text:style-name="P10">名称</text:p>
          </table:table-cell>
          <table:table-cell table:style-name="Table10.A1" office:value-type="string">
            <text:p text:style-name="P10">说明</text:p>
          </table:table-cell>
        </table:table-row>
        <table:table-row table:style-name="Table10.3">
          <table:table-cell table:style-name="Table10.A2" office:value-type="string">
            <text:p text:style-name="P8">short</text:p>
          </table:table-cell>
          <table:table-cell table:style-name="Table10.A2" office:value-type="string">
            <text:p text:style-name="P8">shRet</text:p>
          </table:table-cell>
          <table:table-cell table:style-name="Table10.A1" office:value-type="string">
            <text:p text:style-name="P9">结果</text:p>
            <text:p text:style-name="P9">成功：0（请求已经成功发送）</text:p>
            <text:p text:style-name="P9">失败：-4005（对方用户已被屏蔽），</text:p>
          </table:table-cell>
        </table:table-row>
      </table:table>
      <text:p text:style-name="P5"/>
      <text:p text:style-name="P5">** 转发给对方，如果对方离线则保存在服务器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1"><text:span text:style-name="T1">LCDB_AddFriend_Req_ToCli</text:span><text:bookmark-start text:name="OLE_LINK8111111"/><text:span text:style-name="T1"> <text:s text:c="6"/>(12)</text:span><text:bookmark-end text:name="OLE_LINK81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10">数据类型</text:p>
          </table:table-cell>
          <table:table-cell table:style-name="Table11.A2" office:value-type="string">
            <text:p text:style-name="P10">名称</text:p>
          </table:table-cell>
          <table:table-cell table:style-name="Table11.A1" office:value-type="string">
            <text:p text:style-name="P10">说明</text:p>
          </table:table-cell>
        </table:table-row>
        <table:table-row table:style-name="Table11.3">
          <table:table-cell table:style-name="Table11.A2" office:value-type="string">
            <text:p text:style-name="P7">Unsigned long</text:p>
          </table:table-cell>
          <table:table-cell table:style-name="Table11.A2" office:value-type="string">
            <text:p text:style-name="P7">dwUserId</text:p>
          </table:table-cell>
          <table:table-cell table:style-name="Table11.A1" office:value-type="string">
            <text:p text:style-name="P7">用户ID</text:p>
          </table:table-cell>
        </table:table-row>
        <table:table-row table:style-name="Table11.3">
          <table:table-cell table:style-name="Table11.A4" office:value-type="string">
            <text:p text:style-name="P7">Varchar[129]</text:p>
          </table:table-cell>
          <table:table-cell table:style-name="Table11.A4" office:value-type="string">
            <text:p text:style-name="P7">szUserName</text:p>
          </table:table-cell>
          <table:table-cell table:style-name="Table11.C4" office:value-type="string">
            <text:p text:style-name="P7">用户昵称</text:p>
          </table:table-cell>
        </table:table-row>
      </table:table>
      <text:p text:style-name="P5"/>
      <text:p text:style-name="P5"/>
      <text:p text:style-name="P5">1.6 获取好友列表</text:p>
      <text:p text:style-name="P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p text:style-name="P11"><text:span text:style-name="T1">LCDB_GetFriendList_Rep_FromCli</text:span><text:bookmark-start text:name="OLE_LINK821211"/><text:span text:style-name="T1"> <text:s text:c="6"/>(13)</text:span><text:bookmark-end text:name="OLE_LINK821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0">数据类型</text:p>
          </table:table-cell>
          <table:table-cell table:style-name="Table12.A2" office:value-type="string">
            <text:p text:style-name="P10">名称</text:p>
          </table:table-cell>
          <table:table-cell table:style-name="Table12.A1" table:number-columns-spanned="2" office:value-type="string">
            <text:p text:style-name="P10">说明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>Unsigned long</text:p>
          </table:table-cell>
          <table:table-cell table:style-name="Table12.A3" table:number-columns-spanned="2" office:value-type="string">
            <text:p text:style-name="P7">dwUserId</text:p>
          </table:table-cell>
          <table:covered-table-cell/>
          <table:table-cell table:style-name="Table12.D3" office:value-type="string">
            <text:p text:style-name="P7">用户ID</text:p>
          </table:table-cell>
        </table:table-row>
      </table:table>
      <text:p text:style-name="P5"/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table:number-columns-spanned="3" office:value-type="string">
            <text:p text:style-name="P11"><text:span text:style-name="T1">LCDB_GetFriendList_Rsp_ToCli</text:span><text:bookmark-start text:name="OLE_LINK8111112"/><text:span text:style-name="T1"> <text:s text:c="6"/>(14)</text:span><text:bookmark-end text:name="OLE_LINK8111112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0">数据类型</text:p>
          </table:table-cell>
          <table:table-cell table:style-name="Table13.A2" office:value-type="string">
            <text:p text:style-name="P10">名称</text:p>
          </table:table-cell>
          <table:table-cell table:style-name="Table13.A1" office:value-type="string">
            <text:p text:style-name="P10">说明</text:p>
          </table:table-cell>
        </table:table-row>
        <table:table-row table:style-name="Table13.3">
          <table:table-cell table:style-name="Table13.A2" office:value-type="string">
            <text:p text:style-name="P8">short</text:p>
          </table:table-cell>
          <table:table-cell table:style-name="Table13.A2" office:value-type="string">
            <text:p text:style-name="P8">shRet</text:p>
          </table:table-cell>
          <table:table-cell table:style-name="Table13.A1" office:value-type="string">
            <text:p text:style-name="P9">结果</text:p>
            <text:p text:style-name="P9">成功：0</text:p>
          </table:table-cell>
        </table:table-row>
        <table:table-row table:style-name="Table13.3">
          <table:table-cell table:style-name="Table13.A4" office:value-type="string">
            <text:p text:style-name="P8">Unsigned long</text:p>
          </table:table-cell>
          <table:table-cell table:style-name="Table13.A4" office:value-type="string">
            <text:p text:style-name="P8">dwUserNum</text:p>
          </table:table-cell>
          <table:table-cell table:style-name="Table13.C4" office:value-type="string">
            <text:p text:style-name="P9">用户个数</text:p>
          </table:table-cell>
        </table:table-row>
        <table:table-row table:style-name="Table13.3">
          <table:table-cell table:style-name="Table13.A4" office:value-type="string">
            <text:p text:style-name="P6">For (i=0; i&lt;dwUserNum; i++)</text:p>
          </table:table-cell>
          <table:table-cell table:style-name="Table13.A4" office:value-type="string">
            <text:p text:style-name="P8"/>
          </table:table-cell>
          <table:table-cell table:style-name="Table13.C4" office:value-type="string">
            <text:p text:style-name="P9"/>
          </table:table-cell>
        </table:table-row>
        <table:table-row table:style-name="Table13.3">
          <table:table-cell table:style-name="Table13.A4" office:value-type="string">
            <text:p text:style-name="P6">Char[129]</text:p>
          </table:table-cell>
          <table:table-cell table:style-name="Table13.A4" office:value-type="string">
            <text:p text:style-name="P8">szUserName</text:p>
          </table:table-cell>
          <table:table-cell table:style-name="Table13.C4" office:value-type="string">
            <text:p text:style-name="P9">用昵称</text:p>
          </table:table-cell>
        </table:table-row>
        <table:table-row table:style-name="Table13.3">
          <table:table-cell table:style-name="Table13.A4" office:value-type="string">
            <text:p text:style-name="P6">Unsigned short</text:p>
          </table:table-cell>
          <table:table-cell table:style-name="Table13.A4" office:value-type="string">
            <text:p text:style-name="P8">flag</text:p>
          </table:table-cell>
          <table:table-cell table:style-name="Table13.C4" office:value-type="string">
            <text:p text:style-name="P9">1 在线； 0 不在线（则没有下面字段）</text:p>
          </table:table-cell>
        </table:table-row>
        <table:table-row table:style-name="Table13.3">
          <table:table-cell table:style-name="Table13.A4" office:value-type="string">
            <text:p text:style-name="P6">char[16]</text:p>
          </table:table-cell>
          <table:table-cell table:style-name="Table13.A4" office:value-type="string">
            <text:p text:style-name="P8">szIp</text:p>
          </table:table-cell>
          <table:table-cell table:style-name="Table13.C4" office:value-type="string">
            <text:p text:style-name="P9">用户IP</text:p>
          </table:table-cell>
        </table:table-row>
        <table:table-row table:style-name="Table13.3">
          <table:table-cell table:style-name="Table13.A4" office:value-type="string">
            <text:p text:style-name="P6">End</text:p>
          </table:table-cell>
          <table:table-cell table:style-name="Table13.A4" office:value-type="string">
            <text:p text:style-name="P8"/>
          </table:table-cell>
          <table:table-cell table:style-name="Table13.C4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DU名称" style:family="paragraph" style:parent-style-name="Standard">
      <style:paragraph-properties fo:hyphenation-ladder-count="no-limit"/>
      <style:text-properties fo:color="#0000ff" fo:hyphenate="false" fo:hyphenation-remain-char-count="2" fo:hyphenation-push-char-count="2"/>
    </style:style>
    <style:style style:name="表格列首" style:family="paragraph" style:parent-style-name="Standard">
      <style:paragraph-properties fo:text-align="center" style:justify-single-word="false" fo:hyphenation-ladder-count="no-limit"/>
      <style:text-properties fo:color="#0000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C项目P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3-11T15:27:05</meta:creation-date>
    <dc:date>2014-03-19T15:22:47</dc:date>
    <dc:creator>Administrator </dc:creator>
    <meta:editing-duration>PT11H9M49S</meta:editing-duration>
    <meta:editing-cycles>236</meta:editing-cycles>
    <meta:generator>LibreOffice/3.4$Linux LibreOffice_project/340m1$Build-402</meta:generator>
    <meta:document-statistic meta:table-count="14" meta:image-count="0" meta:object-count="0" meta:page-count="4" meta:paragraph-count="217" meta:word-count="501" meta:character-count="3636" meta:non-whitespace-character-count="3070"/>
  </office:meta>
</office:document-meta>
</file>